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AndaleMono" svg:font-family="AndaleMon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13da3" officeooo:paragraph-rsid="00113da3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13da3" officeooo:paragraph-rsid="00113da3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3da3" officeooo:paragraph-rsid="00113da3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3da3" officeooo:paragraph-rsid="00113da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3da3" officeooo:paragraph-rsid="00144904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4904" officeooo:paragraph-rsid="0014490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a9f3" officeooo:paragraph-rsid="0015a9f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bold" officeooo:rsid="00113da3" officeooo:paragraph-rsid="00113da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144904" officeooo:paragraph-rsid="00144904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text-properties fo:font-weight="bold" officeooo:rsid="00113da3" officeooo:paragraph-rsid="00113da3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iri Chow (#40003396)</text:p>
      <text:p text:style-name="P10">COMP 479</text:p>
      <text:p text:style-name="P10">Fall ‘20</text:p>
      <text:p text:style-name="P1"/>
      <text:p text:style-name="P2">Project #1</text:p>
      <text:p text:style-name="P3"/>
      <text:p text:style-name="P9">Using Python3</text:p>
      <text:p text:style-name="P3"/>
      <text:p text:style-name="P8">Step #1 – Reading the Reuter’s collection</text:p>
      <text:p text:style-name="P8">(block-1-reader.py)</text:p>
      <text:p text:style-name="P4"/>
      <text:p text:style-name="P6">Corpus’ path: reuters21578</text:p>
      <text:p text:style-name="P7"/>
      <text:p text:style-name="P6">No JSON file: python3 ./block-1-reader.py --path reuters21578</text:p>
      <text:p text:style-name="P6">JSON file: python3 ./block-1-reader.py --path reuters21578 -o block1.json</text:p>
      <text:p text:style-name="P5"/>
      <text:p text:style-name="P4"/>
      <text:p text:style-name="P4"/>
      <text:p text:style-name="P8">Step #2 – Extracting the raw text of each article from the corpus </text:p>
      <text:p text:style-name="P8">(block-2-document-segmenter.py &amp; block-3-extractor.py)</text:p>
      <text:p text:style-name="P4"/>
      <text:p text:style-name="P4"/>
      <text:p text:style-name="P4"/>
      <text:p text:style-name="P4"/>
      <text:p text:style-name="P4"/>
      <text:p text:style-name="P4"/>
      <text:p text:style-name="P8">Step #3 – Tokenise</text:p>
      <text:p text:style-name="P8">(block-4-tokeniser.py)</text:p>
      <text:p text:style-name="P4"/>
      <text:p text:style-name="P4"/>
      <text:p text:style-name="P4"/>
      <text:p text:style-name="P4"/>
      <text:p text:style-name="P4"/>
      <text:p text:style-name="P4"/>
      <text:p text:style-name="P8">Step #4 – Making all text lowercase</text:p>
      <text:p text:style-name="P8">(block-4-tokeniser.py)</text:p>
      <text:p text:style-name="P4"/>
      <text:p text:style-name="P4"/>
      <text:p text:style-name="P4"/>
      <text:p text:style-name="P4"/>
      <text:p text:style-name="P4"/>
      <text:p text:style-name="P8">Step #5 – Apply Porter Stemmer</text:p>
      <text:p text:style-name="P8">(block-5-stemmer.py)</text:p>
      <text:p text:style-name="P4"/>
      <text:p text:style-name="P4"/>
      <text:p text:style-name="P4"/>
      <text:p text:style-name="P4"/>
      <text:p text:style-name="P8">Step #6 – Given a list of stop words, remove those stop words from text.</text:p>
      <text:p text:style-name="P8">(block-6-stopwords-removal.py)</text:p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AndaleMono" svg:font-family="AndaleMon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25T10:35:03.152842894</meta:creation-date>
    <dc:date>2020-09-25T12:08:25.708984291</dc:date>
    <meta:editing-duration>PT1H33M21S</meta:editing-duration>
    <meta:editing-cycles>5</meta:editing-cycles>
    <meta:generator>LibreOffice/7.0.0.3$MacOSX_X86_64 LibreOffice_project/8061b3e9204bef6b321a21033174034a5e2ea88e</meta:generator>
    <meta:document-statistic meta:table-count="0" meta:image-count="0" meta:object-count="0" meta:page-count="2" meta:paragraph-count="20" meta:word-count="85" meta:character-count="649" meta:non-whitespace-character-count="579"/>
  </office:meta>
</office:document-meta>
</file>